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5.5mm"/>
    </style:style>
    <style:style style:name="co4" style:family="table-column">
      <style:table-column-properties fo:break-before="auto" style:column-width="145.24mm"/>
    </style:style>
    <style:style style:name="co5" style:family="table-column">
      <style:table-column-properties fo:break-before="auto" style:column-width="162.12mm"/>
    </style:style>
    <style:style style:name="co6" style:family="table-column">
      <style:table-column-properties fo:break-before="auto" style:column-width="153.95mm"/>
    </style:style>
    <style:style style:name="co7" style:family="table-column">
      <style:table-column-properties fo:break-before="auto" style:column-width="149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975375398708242" calcext:value-type="float">
            <text:p>0.975375398708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954427614607573" calcext:value-type="float">
            <text:p>0.954427614607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950776659315484" calcext:value-type="float">
            <text:p>0.95077665931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950776659315484" calcext:value-type="float">
            <text:p>0.95077665931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.906961510872363" calcext:value-type="float">
            <text:p>0.906961510872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890225839549636" calcext:value-type="float">
            <text:p>0.8902258395496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885289880905202" calcext:value-type="float">
            <text:p>0.8852898809052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839757591223474" calcext:value-type="float">
            <text:p>0.839757591223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839757591223474" calcext:value-type="float">
            <text:p>0.839757591223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839757591223474" calcext:value-type="float">
            <text:p>0.839757591223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839757591223474" calcext:value-type="float">
            <text:p>0.839757591223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804542909335069" calcext:value-type="float">
            <text:p>0.8045429093350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788201310145429" calcext:value-type="float">
            <text:p>0.788201310145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516737426714328" calcext:value-type="float">
            <text:p>0.516737426714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486033795211284" calcext:value-type="float">
            <text:p>0.486033795211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476615719071296" calcext:value-type="float">
            <text:p>0.476615719071296</text:p>
          </table:table-cell>
          <table:table-cell table:number-columns-repeated="2"/>
        </table:table-row>
      </table:table>
      <table:table table:name="CG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.999999018565335" calcext:value-type="float">
            <text:p>0.999999018565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.986577198486305" calcext:value-type="float">
            <text:p>0.986577198486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.959980281256369" calcext:value-type="float">
            <text:p>0.959980281256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.959980281256369" calcext:value-type="float">
            <text:p>0.959980281256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.959980281256369" calcext:value-type="float">
            <text:p>0.959980281256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.946321401752354" calcext:value-type="float">
            <text:p>0.9463214017523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.911564374666286" calcext:value-type="float">
            <text:p>0.9115643746662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846862050988508" calcext:value-type="float">
            <text:p>0.846862050988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.838186097902203" calcext:value-type="float">
            <text:p>0.838186097902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.837780646757434" calcext:value-type="float">
            <text:p>0.837780646757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.837780646757434" calcext:value-type="float">
            <text:p>0.837780646757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.745317876460935" calcext:value-type="float">
            <text:p>0.745317876460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.745317876460935" calcext:value-type="float">
            <text:p>0.745317876460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.723581538356638" calcext:value-type="float">
            <text:p>0.7235815383566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.698435229837509" calcext:value-type="float">
            <text:p>0.6984352298375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.656087420688057" calcext:value-type="float">
            <text:p>0.656087420688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544115039172194" calcext:value-type="float">
            <text:p>0.544115039172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.515785651316381" calcext:value-type="float">
            <text:p>0.5157856513163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.456161208488592" calcext:value-type="float">
            <text:p>0.456161208488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.455627488836303" calcext:value-type="float">
            <text:p>0.45562748883630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EP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.971726462106328" calcext:value-type="float">
            <text:p>0.971726462106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.971726462106328" calcext:value-type="float">
            <text:p>0.971726462106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.829156083120398" calcext:value-type="float">
            <text:p>0.829156083120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.971726462106328" calcext:value-type="float">
            <text:p>0.971726462106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.864632733836984" calcext:value-type="float">
            <text:p>0.864632733836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T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993790182690675" calcext:value-type="float">
            <text:p>0.99379018269067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993087867363381" calcext:value-type="float">
            <text:p>0.99308786736338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.99243138199885" calcext:value-type="float">
            <text:p>0.9924313819988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.99243138199885" calcext:value-type="float">
            <text:p>0.9924313819988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.991644234929289" calcext:value-type="float">
            <text:p>0.99164423492928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.991644234929289" calcext:value-type="float">
            <text:p>0.99164423492928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986986442230356" calcext:value-type="float">
            <text:p>0.9869864422303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.986572468276374" calcext:value-type="float">
            <text:p>0.98657246827637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985417154384375" calcext:value-type="float">
            <text:p>0.98541715438437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983064747479353" calcext:value-type="float">
            <text:p>0.9830647474793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977706746362934" calcext:value-type="float">
            <text:p>0.97770674636293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.975491413979466" calcext:value-type="float">
            <text:p>0.97549141397946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.975491413979466" calcext:value-type="float">
            <text:p>0.97549141397946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.970394484163057" calcext:value-type="float">
            <text:p>0.97039448416305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.969926486315602" calcext:value-type="float">
            <text:p>0.9699264863156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.969926486315602" calcext:value-type="float">
            <text:p>0.9699264863156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.969926486315602" calcext:value-type="float">
            <text:p>0.9699264863156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.969926486315602" calcext:value-type="float">
            <text:p>0.9699264863156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.969475735561102" calcext:value-type="float">
            <text:p>0.9694757355611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.969192431012572" calcext:value-type="float">
            <text:p>0.96919243101257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.969192431012572" calcext:value-type="float">
            <text:p>0.96919243101257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.969192431012572" calcext:value-type="float">
            <text:p>0.96919243101257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.969192431012572" calcext:value-type="float">
            <text:p>0.96919243101257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.968906575368876" calcext:value-type="float">
            <text:p>0.9689065753688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.968906575368876" calcext:value-type="float">
            <text:p>0.9689065753688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.968906575368876" calcext:value-type="float">
            <text:p>0.9689065753688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.968906575368876" calcext:value-type="float">
            <text:p>0.9689065753688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.968906575368876" calcext:value-type="float">
            <text:p>0.9689065753688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.968906575368876" calcext:value-type="float">
            <text:p>0.96890657536887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968825991256417" calcext:value-type="float">
            <text:p>0.96882599125641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968162038616408" calcext:value-type="float">
            <text:p>0.9681620386164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.967797821414906" calcext:value-type="float">
            <text:p>0.96779782141490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967797821414906" calcext:value-type="float">
            <text:p>0.96779782141490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967797821414906" calcext:value-type="float">
            <text:p>0.96779782141490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.967068840916497" calcext:value-type="float">
            <text:p>0.9670688409164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966312933230697" calcext:value-type="float">
            <text:p>0.9663129332306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.966312933230697" calcext:value-type="float">
            <text:p>0.9663129332306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.965690021390525" calcext:value-type="float">
            <text:p>0.9656900213905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.965690021390525" calcext:value-type="float">
            <text:p>0.9656900213905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.965690021390525" calcext:value-type="float">
            <text:p>0.9656900213905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963892364855138" calcext:value-type="float">
            <text:p>0.96389236485513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963081188615853" calcext:value-type="float">
            <text:p>0.9630811886158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960054084765859" calcext:value-type="float">
            <text:p>0.96005408476585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.959175564083035" calcext:value-type="float">
            <text:p>0.9591755640830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.959175564083035" calcext:value-type="float">
            <text:p>0.9591755640830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.959175564083035" calcext:value-type="float">
            <text:p>0.9591755640830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.959175564083035" calcext:value-type="float">
            <text:p>0.9591755640830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.959175564083035" calcext:value-type="float">
            <text:p>0.9591755640830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.959175564083035" calcext:value-type="float">
            <text:p>0.95917556408303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.958456639183432" calcext:value-type="float">
            <text:p>0.95845663918343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.958456639183432" calcext:value-type="float">
            <text:p>0.95845663918343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.958456639183432" calcext:value-type="float">
            <text:p>0.95845663918343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.958456639183432" calcext:value-type="float">
            <text:p>0.95845663918343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.958456639183432" calcext:value-type="float">
            <text:p>0.95845663918343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.958456639183432" calcext:value-type="float">
            <text:p>0.95845663918343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958357022150322" calcext:value-type="float">
            <text:p>0.95835702215032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.955786346863318" calcext:value-type="float">
            <text:p>0.95578634686331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955784067213069" calcext:value-type="float">
            <text:p>0.95578406721306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.955661653819567" calcext:value-type="float">
            <text:p>0.9556616538195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954691281587788" calcext:value-type="float">
            <text:p>0.95469128158778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.954182303810588" calcext:value-type="float">
            <text:p>0.95418230381058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.954182303810588" calcext:value-type="float">
            <text:p>0.95418230381058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954100293777305" calcext:value-type="float">
            <text:p>0.95410029377730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.953898091830099" calcext:value-type="float">
            <text:p>0.95389809183009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.953898091830099" calcext:value-type="float">
            <text:p>0.95389809183009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.953898091830099" calcext:value-type="float">
            <text:p>0.95389809183009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.95366726187889" calcext:value-type="float">
            <text:p>0.9536672618788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.953615751049386" calcext:value-type="float">
            <text:p>0.95361575104938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95258016002377" calcext:value-type="float">
            <text:p>0.9525801600237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95258016002377" calcext:value-type="float">
            <text:p>0.9525801600237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95258016002377" calcext:value-type="float">
            <text:p>0.9525801600237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.95183368658158" calcext:value-type="float">
            <text:p>0.9518336865815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.948850290000501" calcext:value-type="float">
            <text:p>0.9488502900005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.948850290000501" calcext:value-type="float">
            <text:p>0.9488502900005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.948850290000501" calcext:value-type="float">
            <text:p>0.9488502900005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.948850290000501" calcext:value-type="float">
            <text:p>0.94885029000050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947258408027179" calcext:value-type="float">
            <text:p>0.94725840802717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.945685913261348" calcext:value-type="float">
            <text:p>0.94568591326134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.945685913261348" calcext:value-type="float">
            <text:p>0.94568591326134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.945685913261348" calcext:value-type="float">
            <text:p>0.94568591326134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944435152241264" calcext:value-type="float">
            <text:p>0.94443515224126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944435152241264" calcext:value-type="float">
            <text:p>0.94443515224126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944435152241264" calcext:value-type="float">
            <text:p>0.94443515224126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943199642126132" calcext:value-type="float">
            <text:p>0.94319964212613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.941223702155127" calcext:value-type="float">
            <text:p>0.94122370215512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.939206058168993" calcext:value-type="float">
            <text:p>0.9392060581689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.939206058168993" calcext:value-type="float">
            <text:p>0.9392060581689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.939206058168993" calcext:value-type="float">
            <text:p>0.93920605816899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.938158170765878" calcext:value-type="float">
            <text:p>0.93815817076587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929742643152367" calcext:value-type="float">
            <text:p>0.92974264315236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.92851940174678" calcext:value-type="float">
            <text:p>0.9285194017467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.92851940174678" calcext:value-type="float">
            <text:p>0.9285194017467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.927468791444953" calcext:value-type="float">
            <text:p>0.9274687914449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.927468791444953" calcext:value-type="float">
            <text:p>0.9274687914449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.927468791444953" calcext:value-type="float">
            <text:p>0.9274687914449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.927468791444953" calcext:value-type="float">
            <text:p>0.9274687914449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.927468791444953" calcext:value-type="float">
            <text:p>0.9274687914449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.927468791444953" calcext:value-type="float">
            <text:p>0.927468791444953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.918189013497448" calcext:value-type="float">
            <text:p>0.91818901349744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916908548866014" calcext:value-type="float">
            <text:p>0.91690854886601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916908548866014" calcext:value-type="float">
            <text:p>0.91690854886601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916908548866014" calcext:value-type="float">
            <text:p>0.91690854886601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.916907459793297" calcext:value-type="float">
            <text:p>0.9169074597932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.916907459793297" calcext:value-type="float">
            <text:p>0.9169074597932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.916907459793297" calcext:value-type="float">
            <text:p>0.91690745979329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916841356440312" calcext:value-type="float">
            <text:p>0.91684135644031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.916837560278915" calcext:value-type="float">
            <text:p>0.9168375602789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.916837560278915" calcext:value-type="float">
            <text:p>0.9168375602789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.916823739782108" calcext:value-type="float">
            <text:p>0.9168237397821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.916823739782108" calcext:value-type="float">
            <text:p>0.9168237397821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.916823739782108" calcext:value-type="float">
            <text:p>0.916823739782108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916768913724854" calcext:value-type="float">
            <text:p>0.91676891372485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.916747125552055" calcext:value-type="float">
            <text:p>0.91674712555205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.916747125552055" calcext:value-type="float">
            <text:p>0.91674712555205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.916740196857156" calcext:value-type="float">
            <text:p>0.9167401968571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.916740196857156" calcext:value-type="float">
            <text:p>0.9167401968571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913529360125809" calcext:value-type="float">
            <text:p>0.913529360125809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.910377713660404" calcext:value-type="float">
            <text:p>0.91037771366040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902131858450324" calcext:value-type="float">
            <text:p>0.90213185845032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902131858450324" calcext:value-type="float">
            <text:p>0.90213185845032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902131858450324" calcext:value-type="float">
            <text:p>0.902131858450324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.901167191840802" calcext:value-type="float">
            <text:p>0.9011671918408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.901167191840802" calcext:value-type="float">
            <text:p>0.9011671918408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894705866041256" calcext:value-type="float">
            <text:p>0.8947058660412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.894705866041256" calcext:value-type="float">
            <text:p>0.8947058660412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894705866041256" calcext:value-type="float">
            <text:p>0.894705866041256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.875095883788291" calcext:value-type="float">
            <text:p>0.87509588378829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864998802555515" calcext:value-type="float">
            <text:p>0.86499880255551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.855669362760191" calcext:value-type="float">
            <text:p>0.85566936276019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.855669362760191" calcext:value-type="float">
            <text:p>0.85566936276019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.781440836396691" calcext:value-type="float">
            <text:p>0.78144083639669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.724232928818911" calcext:value-type="float">
            <text:p>0.72423292881891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.724232928818911" calcext:value-type="float">
            <text:p>0.72423292881891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646952737659125" calcext:value-type="float">
            <text:p>0.6469527376591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6437486404602" calcext:value-type="float">
            <text:p>0.6437486404602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641141017594927" calcext:value-type="float">
            <text:p>0.641141017594927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.624756093357225" calcext:value-type="float">
            <text:p>0.624756093357225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.597307558734003" calcext:value-type="float">
            <text:p>0.597307558734003</text:p>
          </table:table-cell>
        </table:table-row>
      </table:table>
      <table:table table:name="SP" table:style-name="ta1">
        <table:table-column table:style-name="co2" table:default-cell-style-name="Default"/>
        <table:table-row table:style-name="ro1">
          <table:table-cell/>
        </table:table-row>
      </table:table>
      <table:table table:name="LU" table:style-name="ta1">
        <table:table-column table:style-name="co2" table:default-cell-style-name="Default"/>
        <table:table-row table:style-name="ro1">
          <table:table-cell/>
        </table:table-row>
      </table:table>
      <table:table table:name="UA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.971397917676324" calcext:value-type="float">
            <text:p>0.971397917676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.967310276861305" calcext:value-type="float">
            <text:p>0.967310276861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.971205271298902" calcext:value-type="float">
            <text:p>0.971205271298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.970920322824803" calcext:value-type="float">
            <text:p>0.9709203228248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.932328859941564" calcext:value-type="float">
            <text:p>0.932328859941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.953287133835945" calcext:value-type="float">
            <text:p>0.9532871338359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.960553251684046" calcext:value-type="float">
            <text:p>0.9605532516840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.974693007633867" calcext:value-type="float">
            <text:p>0.9746930076338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.979451644923744" calcext:value-type="float">
            <text:p>0.979451644923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.942420730407815" calcext:value-type="float">
            <text:p>0.942420730407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.979683746594484" calcext:value-type="float">
            <text:p>0.97968374659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.981913389090958" calcext:value-type="float">
            <text:p>0.98191338909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.986033205193909" calcext:value-type="float">
            <text:p>0.986033205193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.986033205193909" calcext:value-type="float">
            <text:p>0.986033205193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.994012730963161" calcext:value-type="float">
            <text:p>0.994012730963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.989650184494547" calcext:value-type="float">
            <text:p>0.989650184494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.989650184494547" calcext:value-type="float">
            <text:p>0.989650184494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.989083260412803" calcext:value-type="float">
            <text:p>0.98908326041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.989083260412803" calcext:value-type="float">
            <text:p>0.989083260412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.994012730963161" calcext:value-type="float">
            <text:p>0.994012730963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.994012730963161" calcext:value-type="float">
            <text:p>0.994012730963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.910147527976307" calcext:value-type="float">
            <text:p>0.91014752797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.986033205193909" calcext:value-type="float">
            <text:p>0.986033205193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.910147527976307" calcext:value-type="float">
            <text:p>0.91014752797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.986033205193909" calcext:value-type="float">
            <text:p>0.986033205193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.994012730963161" calcext:value-type="float">
            <text:p>0.994012730963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.966117967643612" calcext:value-type="float">
            <text:p>0.966117967643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.910443491695785" calcext:value-type="float">
            <text:p>0.910443491695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.965115973397249" calcext:value-type="float">
            <text:p>0.965115973397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.955479872812068" calcext:value-type="float">
            <text:p>0.955479872812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.982292745974791" calcext:value-type="float">
            <text:p>0.98229274597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.982292745974791" calcext:value-type="float">
            <text:p>0.98229274597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.992314743580725" calcext:value-type="float">
            <text:p>0.99231474358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.992314743580725" calcext:value-type="float">
            <text:p>0.99231474358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.982292745974791" calcext:value-type="float">
            <text:p>0.98229274597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.982292745974791" calcext:value-type="float">
            <text:p>0.982292745974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914230466402399" calcext:value-type="float">
            <text:p>0.914230466402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914230466402399" calcext:value-type="float">
            <text:p>0.914230466402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914230466402399" calcext:value-type="float">
            <text:p>0.914230466402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901984150794858" calcext:value-type="float">
            <text:p>0.901984150794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.923752815826096" calcext:value-type="float">
            <text:p>0.923752815826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.977224184626046" calcext:value-type="float">
            <text:p>0.977224184626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946373562981109" calcext:value-type="float">
            <text:p>0.946373562981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.987574940732624" calcext:value-type="float">
            <text:p>0.98757494073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.930084640204554" calcext:value-type="float">
            <text:p>0.93008464020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.930084640204554" calcext:value-type="float">
            <text:p>0.93008464020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.930084640204554" calcext:value-type="float">
            <text:p>0.93008464020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940234572782008" calcext:value-type="float">
            <text:p>0.94023457278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916060670424345" calcext:value-type="float">
            <text:p>0.916060670424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902310210466552" calcext:value-type="float">
            <text:p>0.90231021046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960732526780086" calcext:value-type="float">
            <text:p>0.960732526780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922109005865529" calcext:value-type="float">
            <text:p>0.922109005865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902310210466552" calcext:value-type="float">
            <text:p>0.90231021046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933326326807701" calcext:value-type="float">
            <text:p>0.93332632680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923657683417816" calcext:value-type="float">
            <text:p>0.923657683417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977661900112162" calcext:value-type="float">
            <text:p>0.97766190011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933326326807701" calcext:value-type="float">
            <text:p>0.933326326807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923657683417816" calcext:value-type="float">
            <text:p>0.923657683417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977661900112162" calcext:value-type="float">
            <text:p>0.97766190011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971678954701167" calcext:value-type="float">
            <text:p>0.97167895470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952902390888382" calcext:value-type="float">
            <text:p>0.952902390888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936134379853165" calcext:value-type="float">
            <text:p>0.936134379853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967310276861305" calcext:value-type="float">
            <text:p>0.96731027686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985846287939452" calcext:value-type="float">
            <text:p>0.985846287939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.955889503038614" calcext:value-type="float">
            <text:p>0.955889503038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906703783970321" calcext:value-type="float">
            <text:p>0.906703783970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.970325311700174" calcext:value-type="float">
            <text:p>0.9703253117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.94794759163519" calcext:value-type="float">
            <text:p>0.94794759163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.961368719248671" calcext:value-type="float">
            <text:p>0.961368719248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.97925660516364" calcext:value-type="float">
            <text:p>0.9792566051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.990188753542664" calcext:value-type="float">
            <text:p>0.990188753542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.985642260708233" calcext:value-type="float">
            <text:p>0.98564226070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.990188753542664" calcext:value-type="float">
            <text:p>0.990188753542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.985642260708233" calcext:value-type="float">
            <text:p>0.98564226070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.990188753542664" calcext:value-type="float">
            <text:p>0.990188753542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.985642260708233" calcext:value-type="float">
            <text:p>0.98564226070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.990188753542664" calcext:value-type="float">
            <text:p>0.990188753542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.985642260708233" calcext:value-type="float">
            <text:p>0.98564226070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.970325311700174" calcext:value-type="float">
            <text:p>0.970325311700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.940288799476339" calcext:value-type="float">
            <text:p>0.940288799476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.956835008405561" calcext:value-type="float">
            <text:p>0.956835008405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.951401109720943" calcext:value-type="float">
            <text:p>0.95140110972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.93985201410485" calcext:value-type="float">
            <text:p>0.9398520141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.941016396732827" calcext:value-type="float">
            <text:p>0.941016396732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.941016396732827" calcext:value-type="float">
            <text:p>0.941016396732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.919056607881913" calcext:value-type="float">
            <text:p>0.919056607881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.957322187413677" calcext:value-type="float">
            <text:p>0.957322187413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.927529224222222" calcext:value-type="float">
            <text:p>0.927529224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.957532461146626" calcext:value-type="float">
            <text:p>0.957532461146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.941720571727113" calcext:value-type="float">
            <text:p>0.941720571727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.93035574492314" calcext:value-type="float">
            <text:p>0.93035574492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.937359661960268" calcext:value-type="float">
            <text:p>0.937359661960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.978066561343859" calcext:value-type="float">
            <text:p>0.97806656134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.978066561343859" calcext:value-type="float">
            <text:p>0.97806656134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.957532461146626" calcext:value-type="float">
            <text:p>0.957532461146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.934985161213309" calcext:value-type="float">
            <text:p>0.934985161213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.972976127367829" calcext:value-type="float">
            <text:p>0.972976127367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.967310276861305" calcext:value-type="float">
            <text:p>0.96731027686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.983442176497239" calcext:value-type="float">
            <text:p>0.983442176497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.943329368802933" calcext:value-type="float">
            <text:p>0.943329368802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.985893071706998" calcext:value-type="float">
            <text:p>0.985893071706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.96639636947021" calcext:value-type="float">
            <text:p>0.96639636947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.985702373909047" calcext:value-type="float">
            <text:p>0.985702373909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.941322933012229" calcext:value-type="float">
            <text:p>0.94132293301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.941322933012229" calcext:value-type="float">
            <text:p>0.94132293301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.929712313306234" calcext:value-type="float">
            <text:p>0.929712313306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.980981106772025" calcext:value-type="float">
            <text:p>0.98098110677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.941886240773722" calcext:value-type="float">
            <text:p>0.94188624077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.973835359793227" calcext:value-type="float">
            <text:p>0.973835359793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.994181853244731" calcext:value-type="float">
            <text:p>0.99418185324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.987502086205481" calcext:value-type="float">
            <text:p>0.98750208620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.971566989428646" calcext:value-type="float">
            <text:p>0.971566989428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.99323885170121" calcext:value-type="float">
            <text:p>0.9932388517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.987502086205481" calcext:value-type="float">
            <text:p>0.98750208620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.99323885170121" calcext:value-type="float">
            <text:p>0.9932388517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.987502086205481" calcext:value-type="float">
            <text:p>0.98750208620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.985642260708233" calcext:value-type="float">
            <text:p>0.98564226070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.990188753542664" calcext:value-type="float">
            <text:p>0.990188753542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.919783538038821" calcext:value-type="float">
            <text:p>0.919783538038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.976626366530439" calcext:value-type="float">
            <text:p>0.97662636653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.924129435347257" calcext:value-type="float">
            <text:p>0.924129435347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.97048507255338" calcext:value-type="float">
            <text:p>0.9704850725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.995084725129762" calcext:value-type="float">
            <text:p>0.995084725129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.937197836058717" calcext:value-type="float">
            <text:p>0.937197836058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.905640648465695" calcext:value-type="float">
            <text:p>0.905640648465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.967310276861305" calcext:value-type="float">
            <text:p>0.96731027686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.944810358719006" calcext:value-type="float">
            <text:p>0.944810358719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.940406169329336" calcext:value-type="float">
            <text:p>0.94040616932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.979725553952679" calcext:value-type="float">
            <text:p>0.979725553952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.980287813070381" calcext:value-type="float">
            <text:p>0.980287813070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.98092716116833" calcext:value-type="float">
            <text:p>0.98092716116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907487304800639" calcext:value-type="float">
            <text:p>0.907487304800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.914583682420864" calcext:value-type="float">
            <text:p>0.914583682420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.907229182107045" calcext:value-type="float">
            <text:p>0.90722918210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907229182107045" calcext:value-type="float">
            <text:p>0.90722918210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907229182107045" calcext:value-type="float">
            <text:p>0.90722918210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.907229182107045" calcext:value-type="float">
            <text:p>0.90722918210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.973968398187852" calcext:value-type="float">
            <text:p>0.973968398187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.973968398187852" calcext:value-type="float">
            <text:p>0.973968398187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.973968398187852" calcext:value-type="float">
            <text:p>0.973968398187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.960534385198072" calcext:value-type="float">
            <text:p>0.9605343851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.973566833519587" calcext:value-type="float">
            <text:p>0.97356683351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.973968398187852" calcext:value-type="float">
            <text:p>0.973968398187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.957902125143878" calcext:value-type="float">
            <text:p>0.95790212514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.973566833519587" calcext:value-type="float">
            <text:p>0.97356683351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.957902125143878" calcext:value-type="float">
            <text:p>0.95790212514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.973566833519587" calcext:value-type="float">
            <text:p>0.97356683351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.952331864781782" calcext:value-type="float">
            <text:p>0.952331864781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.93985201410485" calcext:value-type="float">
            <text:p>0.9398520141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.979176481687436" calcext:value-type="float">
            <text:p>0.979176481687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.923303234513712" calcext:value-type="float">
            <text:p>0.923303234513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.93985201410485" calcext:value-type="float">
            <text:p>0.9398520141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.934320297481714" calcext:value-type="float">
            <text:p>0.93432029748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.958144154599558" calcext:value-type="float">
            <text:p>0.958144154599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.93985201410485" calcext:value-type="float">
            <text:p>0.9398520141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.979176481687436" calcext:value-type="float">
            <text:p>0.979176481687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.922326138764784" calcext:value-type="float">
            <text:p>0.922326138764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.93384334868674" calcext:value-type="float">
            <text:p>0.93384334868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967310276861305" calcext:value-type="float">
            <text:p>0.96731027686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.967310276861305" calcext:value-type="float">
            <text:p>0.96731027686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.967310276861305" calcext:value-type="float">
            <text:p>0.96731027686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.969691937531743" calcext:value-type="float">
            <text:p>0.969691937531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.947426676337428" calcext:value-type="float">
            <text:p>0.947426676337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.955106041400685" calcext:value-type="float">
            <text:p>0.955106041400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.915271251544753" calcext:value-type="float">
            <text:p>0.91527125154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.95930658548216" calcext:value-type="float">
            <text:p>0.95930658548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.990563321775132" calcext:value-type="float">
            <text:p>0.990563321775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.993460391317815" calcext:value-type="float">
            <text:p>0.993460391317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.941522597239959" calcext:value-type="float">
            <text:p>0.941522597239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.918599836915059" calcext:value-type="float">
            <text:p>0.918599836915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.985893071706998" calcext:value-type="float">
            <text:p>0.985893071706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.985642260708233" calcext:value-type="float">
            <text:p>0.98564226070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.957693575463966" calcext:value-type="float">
            <text:p>0.9576935754639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.897610214546523" calcext:value-type="float">
            <text:p>0.897610214546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.897441066450369" calcext:value-type="float">
            <text:p>0.897441066450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.897441066450369" calcext:value-type="float">
            <text:p>0.897441066450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.897194943117472" calcext:value-type="float">
            <text:p>0.897194943117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.89714907449019" calcext:value-type="float">
            <text:p>0.89714907449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.895031658037534" calcext:value-type="float">
            <text:p>0.895031658037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.895031658037534" calcext:value-type="float">
            <text:p>0.895031658037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.891244152166557" calcext:value-type="float">
            <text:p>0.891244152166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.890398490321734" calcext:value-type="float">
            <text:p>0.890398490321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.890398490321734" calcext:value-type="float">
            <text:p>0.890398490321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.89028217515862" calcext:value-type="float">
            <text:p>0.8902821751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.8663158071588" calcext:value-type="float">
            <text:p>0.8663158071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.863249320533235" calcext:value-type="float">
            <text:p>0.86324932053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.863249320533235" calcext:value-type="float">
            <text:p>0.86324932053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.863249320533235" calcext:value-type="float">
            <text:p>0.86324932053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.863249320533235" calcext:value-type="float">
            <text:p>0.863249320533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.861709887895331" calcext:value-type="float">
            <text:p>0.861709887895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858081436596901" calcext:value-type="float">
            <text:p>0.858081436596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.841598188611311" calcext:value-type="float">
            <text:p>0.841598188611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837022604087635" calcext:value-type="float">
            <text:p>0.837022604087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834440449548776" calcext:value-type="float">
            <text:p>0.83444044954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.832287360848487" calcext:value-type="float">
            <text:p>0.832287360848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.81472234922581" calcext:value-type="float">
            <text:p>0.8147223492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.812770676887065" calcext:value-type="float">
            <text:p>0.81277067688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.812770676887065" calcext:value-type="float">
            <text:p>0.81277067688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.812770676887065" calcext:value-type="float">
            <text:p>0.81277067688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.812770676887065" calcext:value-type="float">
            <text:p>0.81277067688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.807257412348105" calcext:value-type="float">
            <text:p>0.807257412348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.803561768861027" calcext:value-type="float">
            <text:p>0.803561768861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.801783722223221" calcext:value-type="float">
            <text:p>0.8017837222232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796133443475729" calcext:value-type="float">
            <text:p>0.796133443475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.773089596170888" calcext:value-type="float">
            <text:p>0.773089596170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759841865343701" calcext:value-type="float">
            <text:p>0.759841865343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.752418632874125" calcext:value-type="float">
            <text:p>0.752418632874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750278389567666" calcext:value-type="float">
            <text:p>0.750278389567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729142547978472" calcext:value-type="float">
            <text:p>0.729142547978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721055046266802" calcext:value-type="float">
            <text:p>0.72105504626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.709540872382928" calcext:value-type="float">
            <text:p>0.709540872382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.683701281065518" calcext:value-type="float">
            <text:p>0.683701281065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.675974655937869" calcext:value-type="float">
            <text:p>0.675974655937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.675974655937869" calcext:value-type="float">
            <text:p>0.675974655937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.675974655937869" calcext:value-type="float">
            <text:p>0.675974655937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.675974655937869" calcext:value-type="float">
            <text:p>0.675974655937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675421658430314" calcext:value-type="float">
            <text:p>0.675421658430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643694960676536" calcext:value-type="float">
            <text:p>0.643694960676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.635783101756356" calcext:value-type="float">
            <text:p>0.635783101756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.621201523216504" calcext:value-type="float">
            <text:p>0.621201523216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.618018434359432" calcext:value-type="float">
            <text:p>0.618018434359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590367325116935" calcext:value-type="float">
            <text:p>0.590367325116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.573417479032712" calcext:value-type="float">
            <text:p>0.57341747903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.5445700409268" calcext:value-type="float">
            <text:p>0.544570040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.530263863546146" calcext:value-type="float">
            <text:p>0.530263863546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527144921714799" calcext:value-type="float">
            <text:p>0.527144921714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.516099360249623" calcext:value-type="float">
            <text:p>0.51609936024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510372220892748" calcext:value-type="float">
            <text:p>0.510372220892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.510372220892748" calcext:value-type="float">
            <text:p>0.510372220892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492087555995642" calcext:value-type="float">
            <text:p>0.492087555995642</text:p>
          </table:table-cell>
          <table:table-cell table:number-columns-repeated="2"/>
        </table:table-row>
      </table:table>
      <table:table table:name="MG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.99999719574076" calcext:value-type="float">
            <text:p>0.9999971957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.940612014323504" calcext:value-type="float">
            <text:p>0.940612014323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971486882506385" calcext:value-type="float">
            <text:p>0.971486882506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961410679460959" calcext:value-type="float">
            <text:p>0.96141067946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.940612014323504" calcext:value-type="float">
            <text:p>0.940612014323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971486882506385" calcext:value-type="float">
            <text:p>0.971486882506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961410679460959" calcext:value-type="float">
            <text:p>0.96141067946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.991716683127958" calcext:value-type="float">
            <text:p>0.991716683127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.956994311266759" calcext:value-type="float">
            <text:p>0.956994311266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.947761429037517" calcext:value-type="float">
            <text:p>0.947761429037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.975054895361703" calcext:value-type="float">
            <text:p>0.975054895361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.955250152095727" calcext:value-type="float">
            <text:p>0.955250152095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.97857593477521" calcext:value-type="float">
            <text:p>0.978575934775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95719770819982" calcext:value-type="float">
            <text:p>0.95719770819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.92790569425757" calcext:value-type="float">
            <text:p>0.92790569425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.863174107364837" calcext:value-type="float">
            <text:p>0.8631741073648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95719770819982" calcext:value-type="float">
            <text:p>0.95719770819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.927218040846692" calcext:value-type="float">
            <text:p>0.927218040846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956450415418348" calcext:value-type="float">
            <text:p>0.956450415418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.869793932897359" calcext:value-type="float">
            <text:p>0.86979393289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.869793932897359" calcext:value-type="float">
            <text:p>0.869793932897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.873165991842673" calcext:value-type="float">
            <text:p>0.873165991842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.929707604912776" calcext:value-type="float">
            <text:p>0.929707604912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.925428924181636" calcext:value-type="float">
            <text:p>0.925428924181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.982915559286576" calcext:value-type="float">
            <text:p>0.982915559286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896466696300887" calcext:value-type="float">
            <text:p>0.896466696300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.962264815512806" calcext:value-type="float">
            <text:p>0.962264815512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.99479117067609" calcext:value-type="float">
            <text:p>0.99479117067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962264815512806" calcext:value-type="float">
            <text:p>0.9622648155128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.724246192779111" calcext:value-type="float">
            <text:p>0.724246192779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.69937397013768" calcext:value-type="float">
            <text:p>0.6993739701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.550230543136689" calcext:value-type="float">
            <text:p>0.550230543136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517827916978856" calcext:value-type="float">
            <text:p>0.51782791697885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T.A2:FT.B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CG.A2:CG.B2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BT.A2:BT.B13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UA.A2:UA.B199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MG.A2:MG.B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5:42:03.146071902</meta:creation-date>
    <dc:date>2019-03-11T14:49:45.915018343</dc:date>
    <meta:editing-duration>PT22H58M54S</meta:editing-duration>
    <meta:editing-cycles>6</meta:editing-cycles>
    <meta:generator>LibreOffice/6.1.4.2$Linux_X86_64 LibreOffice_project/10$Build-2</meta:generator>
    <meta:document-statistic meta:table-count="8" meta:cell-count="1072" meta:object-count="0"/>
  </office:meta>
</office:document-meta>
</file>